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3.123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18.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95cm" fo:min-width="18.14cm"/>
    </style:style>
    <style:style style:name="P1" style:family="paragraph">
      <style:text-properties fo:color="#666666"/>
    </style:style>
    <style:style style:name="P2" style:family="paragraph">
      <style:paragraph-properties fo:text-align="center"/>
    </style:style>
    <style:style style:name="P3" style:family="paragraph">
      <style:text-properties fo:color="#666666"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666666"/>
    </style:style>
    <style:style style:name="T2" style:family="text">
      <style:text-properties fo:color="#666666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7cm" svg:height="1.162cm" svg:x="1.7cm" svg:y="1.327cm">
          <draw:text-box>
            <text:p text:style-name="P1"><text:span text:style-name="T1">Zulassung: </text:span><text:span text:style-name="T2">Clase - User</text:span><text:span text:style-name="T1"> <text:s/></text:span></text:p>
          </draw:text-box>
        </draw:frame>
        <draw:line draw:style-name="gr2" draw:text-style-name="P2" draw:layer="layout" svg:x1="1.9cm" svg:y1="2.4cm" svg:x2="19.3cm" svg:y2="2.3cm">
          <text:p/>
        </draw:line>
        <draw:custom-shape draw:style-name="gr3" draw:text-style-name="P2" xml:id="id3" draw:id="id3" draw:layer="layout" svg:width="4cm" svg:height="2.5cm" svg:x="6.8cm" svg:y="2.8cm">
          <text:p text:style-name="P2"><text:span text:style-name="T3">Comprobar </text:span></text:p>
          <text:p text:style-name="P2"><text:span text:style-name="T3">si esta registr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1" draw:id="id1" draw:layer="layout" svg:width="1.5cm" svg:height="1.4cm" svg:x="8.1cm" svg:y="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2" draw:id="id2" draw:layer="layout" svg:width="3.9cm" svg:height="1.1cm" svg:x="12.5cm" svg:y="6.2cm">
          <text:p text:style-name="P2"><text:span text:style-name="T4">False</text:span><text:span text:style-name="T5"><text:line-break/></text:span><text:span text:style-name="T5">No esta registr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9.6cm" svg:y1="6.7cm" svg:x2="12.5cm" svg:y2="6.75cm" draw:start-shape="id1" draw:start-glue-point="7" draw:end-shape="id2" draw:end-glue-point="5" svg:d="m9600 6700 2900 50">
          <text:p/>
        </draw:connector>
        <draw:connector draw:style-name="gr5" draw:text-style-name="P2" draw:layer="layout" draw:type="line" svg:x1="8.8cm" svg:y1="5.3cm" svg:x2="8.85cm" svg:y2="6cm" draw:start-shape="id3" draw:start-glue-point="6" draw:end-shape="id1" draw:end-glue-point="4" svg:d="m8800 5300 50 700">
          <text:p/>
        </draw:connector>
        <draw:frame draw:style-name="gr6" draw:layer="layout" svg:width="1.044cm" svg:height="0.725cm" svg:x="10.856cm" svg:y="6cm">
          <draw:text-box>
            <text:p><text:span text:style-name="T5">No</text:span></text:p>
          </draw:text-box>
        </draw:frame>
        <draw:custom-shape draw:style-name="gr3" draw:text-style-name="P2" xml:id="id5" draw:id="id5" draw:layer="layout" svg:width="3.7cm" svg:height="2.2cm" svg:x="7cm" svg:y="10.9cm">
          <text:p text:style-name="P2"><text:span text:style-name="T3">Comprobar</text:span><text:span text:style-name="T3"><text:line-break/></text:span><text:span text:style-name="T3">Permis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7.4cm" svg:x2="8.85cm" svg:y2="8.6cm" draw:start-shape="id1" draw:start-glue-point="6" draw:end-shape="id4" draw:end-glue-point="4" svg:d="m8850 7400v1200">
          <text:p/>
        </draw:connector>
        <draw:frame draw:style-name="gr6" draw:layer="layout" svg:width="0.934cm" svg:height="0.763cm" svg:x="8.7cm" svg:y="7.537cm">
          <draw:text-box>
            <text:p><text:span text:style-name="T6">Sí</text:span></text:p>
          </draw:text-box>
        </draw:frame>
        <draw:custom-shape draw:style-name="gr3" draw:text-style-name="P2" xml:id="id7" draw:id="id7" draw:layer="layout" svg:width="3.9cm" svg:height="1.1cm" svg:x="12.5cm" svg:y="13.6cm">
          <text:p text:style-name="P2"><text:span text:style-name="T4">False</text:span><text:span text:style-name="T5"><text:line-break/></text:span><text:span text:style-name="T5">No Permiti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1.5cm" svg:height="1.4cm" svg:x="8.1cm" svg:y="13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draw:type="line" svg:x1="8.85cm" svg:y1="13.1cm" svg:x2="8.85cm" svg:y2="13.5cm" draw:start-shape="id5" draw:start-glue-point="6" draw:end-shape="id6" draw:end-glue-point="4" svg:d="m8850 13100v400">
          <text:p/>
        </draw:connector>
        <draw:connector draw:style-name="gr7" draw:text-style-name="P2" draw:layer="layout" draw:type="line" svg:x1="9.6cm" svg:y1="14.2cm" svg:x2="12.5cm" svg:y2="14.15cm" draw:start-shape="id6" draw:start-glue-point="7" draw:end-shape="id7" draw:end-glue-point="5" svg:d="m9600 14200 2900-50">
          <text:p/>
        </draw:connector>
        <draw:frame draw:style-name="gr6" draw:layer="layout" svg:width="1.044cm" svg:height="0.725cm" svg:x="10.756cm" svg:y="13.575cm">
          <draw:text-box>
            <text:p><text:span text:style-name="T5">No</text:span></text:p>
          </draw:text-box>
        </draw:frame>
        <draw:frame draw:style-name="gr6" draw:layer="layout" svg:width="0.934cm" svg:height="0.763cm" svg:x="8.866cm" svg:y="15.037cm">
          <draw:text-box>
            <text:p><text:span text:style-name="T6">Sí</text:span></text:p>
          </draw:text-box>
        </draw:frame>
        <draw:custom-shape draw:style-name="gr3" draw:text-style-name="P2" xml:id="id8" draw:id="id8" draw:layer="layout" svg:width="3.5cm" svg:height="1.3cm" svg:x="7.1cm" svg:y="16cm">
          <text:p text:style-name="P2"><text:span text:style-name="T7">TRUE</text:span><text:span text:style-name="T8">:</text:span><text:span text:style-name="T8"><text:line-break/></text:span><text:span text:style-name="T8">Permiso Acept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14.9cm" svg:x2="8.85cm" svg:y2="16cm" draw:start-shape="id6" draw:start-glue-point="6" draw:end-shape="id8" draw:end-glue-point="4" svg:d="m8850 14900v1100">
          <text:p/>
        </draw:connector>
        <draw:frame draw:style-name="gr6" draw:layer="layout" svg:width="0.934cm" svg:height="0.763cm" svg:x="8.7cm" svg:y="7.538cm">
          <draw:text-box>
            <text:p><text:span text:style-name="T6">Sí</text:span></text:p>
          </draw:text-box>
        </draw:frame>
        <draw:custom-shape draw:style-name="gr3" draw:text-style-name="P2" xml:id="id4" draw:id="id4" draw:layer="layout" svg:width="3.5cm" svg:height="1.3cm" svg:x="7.1cm" svg:y="8.6cm">
          <text:p text:style-name="P2"><text:span text:style-name="T7">TRUE</text:span><text:span text:style-name="T8">:</text:span><text:span text:style-name="T8"><text:line-break/></text:span><text:span text:style-name="T8">Registr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9.9cm" svg:x2="8.85cm" svg:y2="10.9cm" draw:start-shape="id4" draw:start-glue-point="6" draw:end-shape="id5" draw:end-glue-point="4" svg:d="m8850 9900v1000">
          <text:p/>
        </draw:connector>
        <draw:frame draw:style-name="gr8" draw:layer="layout" svg:width="18.64cm" svg:height="9cm" svg:x="1.06cm" svg:y="19.4cm">
          <draw:text-box>
            <text:p>Clase: User<text:line-break/><text:span text:style-name="T9">Clase encargada de comprobar los registros y permisos.</text:span><text:line-break/><text:line-break/>Métodos:<text:line-break/><text:span text:style-name="T9">- </text:span><text:span text:style-name="T10">init</text:span><text:span text:style-name="T9"> : Lista usuarios y Permisos.</text:span><text:span text:style-name="T9"><text:line-break/></text:span><text:span text:style-name="T9"/></text:p>
            <text:p><text:span text:style-name="T9">- </text:span><text:span text:style-name="T10">CheckRegistro(nameUser)</text:span><text:span text:style-name="T9">: </text:span><text:span text:style-name="T9"><text:line-break/></text:span><text:span text:style-name="T9"><text:tab/></text:span><text:span text:style-name="T9">Comprobar si esta registrado</text:span></text:p>
            <text:p><text:span text:style-name="T9"><text:tab/></text:span><text:span text:style-name="T9">Return True / False</text:span><text:span text:style-name="T9"><text:line-break/></text:span><text:span text:style-name="T9"/></text:p>
            <text:p><text:span text:style-name="T9">- </text:span><text:span text:style-name="T10">CheckPermisos(nameUser,PermisoNecesario)</text:span><text:span text:style-name="T9">: </text:span><text:span text:style-name="T9"><text:line-break/></text:span><text:span text:style-name="T9"><text:tab/></text:span><text:span text:style-name="T9">Comprobar si tiene permisos</text:span></text:p>
            <text:p><text:span text:style-name="T9"><text:tab/></text:span><text:span text:style-name="T9">Return True / False</text:span> </text:p>
          </draw:text-box>
        </draw:frame>
      </draw:page>
      <draw:page draw:name="page2" draw:style-name="dp1" draw:master-page-name="Predeterminado">
        <draw:frame draw:style-name="gr1" draw:text-style-name="P3" draw:layer="layout" svg:width="17.7cm" svg:height="1.162cm" svg:x="1.7cm" svg:y="1.327cm">
          <draw:text-box>
            <text:p text:style-name="P3"><text:span text:style-name="T1">Zulassung: </text:span><text:span text:style-name="T2">Clase - Registro</text:span><text:span text:style-name="T1"> <text:s/></text:span></text:p>
          </draw:text-box>
        </draw:frame>
        <draw:line draw:style-name="gr2" draw:text-style-name="P2" draw:layer="layout" svg:x1="1.9cm" svg:y1="2.4cm" svg:x2="19.3cm" svg:y2="2.3cm">
          <text:p/>
        </draw:line>
        <draw:custom-shape draw:style-name="gr3" draw:text-style-name="P4" xml:id="id11" draw:id="id11" draw:layer="layout" svg:width="5cm" svg:height="2.5cm" svg:x="6.4cm" svg:y="2.8cm">
          <text:p text:style-name="P4"><text:span text:style-name="T3">Registro:</text:span><text:span text:style-name="T3"><text:line-break/></text:span><text:span text:style-name="T3">Comprobar usuario</text:span><text:span text:style-name="T3"><text:line-break/></text:span><text:span text:style-name="T3">¿Existe?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9" draw:id="id9" draw:layer="layout" svg:width="1.5cm" svg:height="1.4cm" svg:x="8.1cm" svg:y="5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10" draw:id="id10" draw:layer="layout" svg:width="3.9cm" svg:height="1.1cm" svg:x="12.5cm" svg:y="5.9cm">
          <text:p text:style-name="P4"><text:span text:style-name="T4">Regsitro: False</text:span><text:span text:style-name="T5"><text:line-break/></text:span><text:span text:style-name="T5">Ya existe este us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9.6cm" svg:y1="6.4cm" svg:x2="12.5cm" svg:y2="6.45cm" draw:start-shape="id9" draw:start-glue-point="7" draw:end-shape="id10" draw:end-glue-point="5" svg:d="m9600 6400 2900 50">
          <text:p/>
        </draw:connector>
        <draw:connector draw:style-name="gr5" draw:text-style-name="P2" draw:layer="layout" draw:type="line" svg:x1="8.9cm" svg:y1="5.3cm" svg:x2="8.85cm" svg:y2="5.7cm" draw:start-shape="id11" draw:start-glue-point="6" draw:end-shape="id9" draw:end-glue-point="4" svg:d="m8900 5300-50 400">
          <text:p/>
        </draw:connector>
        <draw:frame draw:style-name="gr6" draw:text-style-name="P5" draw:layer="layout" svg:width="0.9cm" svg:height="0.725cm" svg:x="10.856cm" svg:y="6cm">
          <draw:text-box>
            <text:p text:style-name="P5"><text:span text:style-name="T5">Sí</text:span></text:p>
          </draw:text-box>
        </draw:frame>
        <draw:connector draw:style-name="gr5" draw:text-style-name="P2" draw:layer="layout" draw:type="line" svg:x1="8.85cm" svg:y1="7.1cm" svg:x2="8.85cm" svg:y2="7.7cm" draw:start-shape="id9" draw:start-glue-point="6" draw:end-shape="id12" draw:end-glue-point="4" svg:d="m8850 7100v600">
          <text:p/>
        </draw:connector>
        <draw:frame draw:style-name="gr9" draw:text-style-name="P5" draw:layer="layout" svg:width="1.086cm" svg:height="0.9cm" svg:x="8.9cm" svg:y="6.9cm">
          <draw:text-box>
            <text:p text:style-name="P5"><text:span text:style-name="T6">No</text:span></text:p>
          </draw:text-box>
        </draw:frame>
        <draw:custom-shape draw:style-name="gr3" draw:text-style-name="P4" xml:id="id14" draw:id="id14" draw:layer="layout" svg:width="3.9cm" svg:height="1.1cm" svg:x="12.4cm" svg:y="11.8cm">
          <text:p text:style-name="P4"><text:span text:style-name="T4">Registro: False</text:span><text:span text:style-name="T5"><text:line-break/></text:span><text:span text:style-name="T5">Error en paswor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13" draw:id="id13" draw:layer="layout" svg:width="1.5cm" svg:height="1.4cm" svg:x="8.1cm" svg:y="11.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draw:type="line" svg:x1="8.85cm" svg:y1="11cm" svg:x2="8.85cm" svg:y2="11.6cm" draw:start-shape="id12" draw:start-glue-point="6" draw:end-shape="id13" draw:end-glue-point="4" svg:d="m8850 11000v600">
          <text:p/>
        </draw:connector>
        <draw:connector draw:style-name="gr7" draw:text-style-name="P2" draw:layer="layout" draw:type="line" svg:x1="9.6cm" svg:y1="12.3cm" svg:x2="12.4cm" svg:y2="12.35cm" draw:start-shape="id13" draw:start-glue-point="7" draw:end-shape="id14" draw:end-glue-point="5" svg:d="m9600 12300 2800 50">
          <text:p/>
        </draw:connector>
        <draw:frame draw:style-name="gr10" draw:text-style-name="P5" draw:layer="layout" svg:width="1.044cm" svg:height="0.8cm" svg:x="10.8cm" svg:y="11.7cm">
          <draw:text-box>
            <text:p text:style-name="P5"><text:span text:style-name="T5">No</text:span></text:p>
          </draw:text-box>
        </draw:frame>
        <draw:frame draw:style-name="gr11" draw:text-style-name="P5" draw:layer="layout" svg:width="0.934cm" svg:height="0.763cm" svg:x="8.9cm" svg:y="13.1cm">
          <draw:text-box>
            <text:p text:style-name="P5"><text:span text:style-name="T6">Sí</text:span></text:p>
          </draw:text-box>
        </draw:frame>
        <draw:custom-shape draw:style-name="gr3" draw:text-style-name="P4" xml:id="id15" draw:id="id15" draw:layer="layout" svg:width="3.5cm" svg:height="1.3cm" svg:x="7.1cm" svg:y="14.1cm">
          <text:p text:style-name="P4"><text:span text:style-name="T7">Registro: TRUE</text:span><text:span text:style-name="T8"><text:line-break/></text:span><text:span text:style-name="T8">Proceso correct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13cm" svg:x2="8.85cm" svg:y2="14.1cm" draw:start-shape="id13" draw:start-glue-point="6" draw:end-shape="id15" draw:end-glue-point="4" svg:d="m8850 13000v1100">
          <text:p/>
        </draw:connector>
        <draw:custom-shape draw:style-name="gr3" draw:text-style-name="P4" xml:id="id12" draw:id="id12" draw:layer="layout" svg:width="12.1cm" svg:height="3.3cm" svg:x="2.8cm" svg:y="7.7cm">
          <text:p text:style-name="P4"><text:span text:style-name="T8">Password contiene:</text:span></text:p>
          <text:p text:style-name="P4"><text:span text:style-name="T8"><text:s/></text:span><text:span text:style-name="T8">mínimo 6 caracteres y máximo 20.</text:span><text:span text:style-name="T8"><text:line-break/></text:span><text:span text:style-name="T8">Password contiene:</text:span><text:span text:style-name="T8"><text:line-break/></text:span><text:span text:style-name="T8"> mayúsculas, minúsculas, números y caracteres especiales. </text:span></text:p>
          <text:p text:style-name="P4"><text:span text:style-name="T8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18.64cm" svg:height="9.02cm" svg:x="1.06cm" svg:y="19.4cm">
          <draw:text-box>
            <text:p text:style-name="P5"><text:span text:style-name="T5">Clase: Registro</text:span></text:p>
            <text:p text:style-name="P5"><text:span text:style-name="T5">Clase encargada de registrar usuarios.</text:span></text:p>
            <text:p text:style-name="P5"><text:span text:style-name="T5"><text:line-break/></text:span><text:span text:style-name="T5">Métodos:</text:span><text:span text:style-name="T5"><text:line-break/></text:span><text:span text:style-name="T5"/></text:p>
            <text:p text:style-name="P5"><text:span text:style-name="T5">- </text:span><text:span text:style-name="T4">Registro(nameUser,password)</text:span><text:span text:style-name="T5">: </text:span><text:span text:style-name="T5"><text:line-break/></text:span><text:span text:style-name="T5"><text:tab/></text:span><text:span text:style-name="T5">ExistUser: Comprobar si existe usuario</text:span></text:p>
            <text:p text:style-name="P5"><text:span text:style-name="T5"><text:tab/></text:span><text:span text:style-name="T5">PasswordCorrect: Comprobar si es correcto el password</text:span></text:p>
            <text:p text:style-name="P5"><text:span text:style-name="T5"><text:tab/></text:span><text:span text:style-name="T5">Return Registro:True / False</text:span><text:span text:style-name="T5"><text:line-break/></text:span><text:span text:style-name="T5"/></text:p>
            <text:p text:style-name="P5"><text:span text:style-name="T5">- </text:span><text:span text:style-name="T4">Almacena(nameUser,password)</text:span><text:span text:style-name="T5">: </text:span><text:span text:style-name="T5"><text:line-break/></text:span><text:span text:style-name="T5"><text:tab/></text:span><text:span text:style-name="T5">Graba en archivo yaml el user y password encriptado</text:span></text:p>
            <text:p text:style-name="P5"><text:span text:style-name="T5"/></text:p>
            <text:p text:style-name="P5"><text:span text:style-name="T5">-</text:span><text:span text:style-name="T4">Encrypt(password)</text:span><text:span text:style-name="T5">:</text:span></text:p>
            <text:p text:style-name="P5"><text:span text:style-name="T5"><text:tab/></text:span><text:span text:style-name="T5">Encripta password.</text:span><text:span text:style-name="T5"><text:line-break/></text:span><text:span text:style-name="T5"><text:tab/></text:span><text:span text:style-name="T5">Return Password_Encriptado</text:span></text:p>
            <text:p text:style-name="P5"><text:span text:style-name="T5"/></text:p>
            <text:p text:style-name="P5"/>
          </draw:text-box>
        </draw:frame>
        <draw:custom-shape draw:style-name="gr3" draw:text-style-name="P6" xml:id="id16" draw:id="id16" draw:layer="layout" svg:width="13.8cm" svg:height="2.2cm" svg:x="2cm" svg:y="16.4cm">
          <text:p text:style-name="P2"><text:span text:style-name="T9">Encriptación de password.</text:span><text:span text:style-name="T9"><text:line-break/></text:span><text:span text:style-name="T9">Almacenamiento de User y password en archivo Yam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9cm" svg:y1="16.4cm" svg:x2="8.85cm" svg:y2="15.4cm" draw:start-shape="id16" draw:start-glue-point="4" draw:end-shape="id15" draw:end-glue-point="6" svg:d="m8900 16400-50-1000">
          <text:p/>
        </draw:connector>
      </draw:page>
      <draw:page draw:name="page3" draw:style-name="dp1" draw:master-page-name="Predeterminado">
        <draw:frame draw:style-name="gr1" draw:text-style-name="P3" draw:layer="layout" svg:width="17.7cm" svg:height="1.162cm" svg:x="1.7cm" svg:y="1.327cm">
          <draw:text-box>
            <text:p text:style-name="P3"><text:span text:style-name="T1">Zulassung: </text:span><text:span text:style-name="T2">Clase - Autorizador</text:span><text:span text:style-name="T1"> <text:s/></text:span></text:p>
          </draw:text-box>
        </draw:frame>
        <draw:line draw:style-name="gr2" draw:text-style-name="P2" draw:layer="layout" svg:x1="1.9cm" svg:y1="2.4cm" svg:x2="19.3cm" svg:y2="2.3cm">
          <text:p/>
        </draw:line>
        <draw:frame draw:style-name="gr12" draw:text-style-name="P5" draw:layer="layout" svg:width="18.94cm" svg:height="24.2cm" svg:x="1.06cm" svg:y="3.4cm">
          <draw:text-box>
            <text:p text:style-name="P5"><text:span text:style-name="T5">Clase: Autorizador</text:span></text:p>
            <text:p text:style-name="P5"><text:span text:style-name="T5">Clase encargada de creación de permisos, modificación de usuarios (nombres, password, permiso),listado de usuarios(nombre). Listar Roles</text:span></text:p>
            <text:p text:style-name="P5"><text:span text:style-name="T5"><text:line-break/></text:span><text:span text:style-name="T5">Métodos:</text:span><text:span text:style-name="T5"><text:line-break/></text:span><text:span text:style-name="T5"/></text:p>
            <text:p text:style-name="P5"><text:span text:style-name="T5">-</text:span><text:span text:style-name="T4"> init:</text:span><text:span text:style-name="T5"><text:line-break/></text:span><text:span text:style-name="T5"><text:tab/></text:span><text:span text:style-name="T5">Comprobar que tiene permiso ROLE_ADMIN</text:span></text:p>
            <text:p text:style-name="P5"><text:span text:style-name="T5"><text:tab/></text:span></text:p>
            <text:p text:style-name="P5"><text:span text:style-name="T5"/></text:p>
            <text:p text:style-name="P5"><text:span text:style-name="T5">- </text:span><text:span text:style-name="T4">AddPermiso(Permiso):</text:span><text:span text:style-name="T5"><text:line-break/></text:span><text:span text:style-name="T5"><text:tab/></text:span><text:span text:style-name="T5">Comprobar si existe el permiso</text:span><text:span text:style-name="T5"><text:line-break/></text:span><text:span text:style-name="T5"><text:tab/></text:span><text:span text:style-name="T5">Registrar Permiso</text:span><text:span text:style-name="T5"><text:line-break/></text:span></text:p>
            <text:p text:style-name="P5"><text:span text:style-name="T5">- </text:span><text:span text:style-name="T4">EditNameUser(NameUser): </text:span><text:span text:style-name="T5"><text:line-break/></text:span><text:span text:style-name="T5"><text:tab/></text:span><text:span text:style-name="T5">Self.CheckUser(NameUser) : Comprueba que exista el user.</text:span><text:span text:style-name="T5"><text:tab/></text:span></text:p>
            <text:p text:style-name="P5"><text:span text:style-name="T5"><text:tab/></text:span><text:span text:style-name="T5">Modifica NameUser.</text:span></text:p>
            <text:p text:style-name="P5"><text:span text:style-name="T5"/></text:p>
            <text:p text:style-name="P5"><text:span text:style-name="T5">- </text:span><text:span text:style-name="T4">EditPassword(NameUser,NewPassword):</text:span></text:p>
            <text:p text:style-name="P5"><text:span text:style-name="T5"><text:tab/></text:span><text:span text:style-name="T5">Self.CheckUser(NameUser) : Comprueba que exista el user.</text:span></text:p>
            <text:p text:style-name="P5"><text:span text:style-name="T5"><text:tab/></text:span><text:span text:style-name="T5">Modifica Password del User.</text:span></text:p>
            <text:p text:style-name="P5"><text:span text:style-name="T5"/></text:p>
            <text:p text:style-name="P5"><text:span text:style-name="T5">- </text:span><text:span text:style-name="T4">EditPermiso(NameUser):</text:span></text:p>
            <text:p text:style-name="P5"><text:span text:style-name="T5"><text:tab/></text:span><text:span text:style-name="T5">Self.CheckUser(NameUser) : Comprueba que exista el user.</text:span></text:p>
            <text:p text:style-name="P5"><text:span text:style-name="T5"><text:tab/></text:span><text:span text:style-name="T5">Modifica Permiso del User.</text:span></text:p>
            <text:p text:style-name="P5"><text:span text:style-name="T5"/></text:p>
            <text:p text:style-name="P5"><text:span text:style-name="T5">- </text:span><text:span text:style-name="T4">CheckUser(NameUser):</text:span><text:span text:style-name="T5"><text:line-break/></text:span><text:span text:style-name="T5"><text:tab/></text:span><text:span text:style-name="T5">Comprobar existencia de user.</text:span><text:span text:style-name="T5"><text:line-break/></text:span><text:span text:style-name="T5"><text:tab/></text:span><text:span text:style-name="T5">Return True/False</text:span></text:p>
            <text:p text:style-name="P5"><text:span text:style-name="T5"/></text:p>
            <text:p text:style-name="P5"><text:span text:style-name="T5">-</text:span><text:span text:style-name="T4">ListUsers():</text:span></text:p>
            <text:p text:style-name="P5"><text:span text:style-name="T5"><text:tab/></text:span><text:span text:style-name="T5">Listar usuarios, lista según criterios Nombre , <text:s/>Rol</text:span></text:p>
            <text:p text:style-name="P5"><text:span text:style-name="T5"/></text:p>
            <text:p text:style-name="P5"><text:span text:style-name="T5">-</text:span><text:span text:style-name="T4">ListRoles():</text:span></text:p>
            <text:p text:style-name="P5"><text:span text:style-name="T4"><text:tab/></text:span><text:span text:style-name="T11">Listado de roles existentes en el sistema.</text:span></text:p>
            <text:p text:style-name="P5"><text:span text:style-name="T5"/></text:p>
            <text:p text:style-name="P5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31T07:49:52</meta:creation-date>
    <dc:date>2016-07-31T09:46:36</dc:date>
    <meta:editing-duration>PT1H41M3S</meta:editing-duration>
    <meta:editing-cycles>7</meta:editing-cycles>
    <meta:generator>LibreOffice/3.5$Linux_x86 LibreOffice_project/350m1$Build-2</meta:generator>
    <meta:document-statistic meta:object-count="48"/>
  </office:meta>
</office:document-meta>
</file>